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lexSqlFragment.ComplexSqlFragment( String sql , SQLParameter [ ]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lexSqlFragment.ComplexSqlFrag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QLParameter.SQLParameter( Object value ,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rollType( int scrollType , int concurrency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oldabilityType( int holdabil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lexSqlFragment.getParame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lexSqlFragment.getSQ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Concurrenc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QLParameter.SQLParameter( Object value , int type , int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lexSqlFragm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Parameter.SQLParameter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etchDirection( int dir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getHoldabil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QLParameter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Dir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